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fo:background-color="#1e1e1e"/>
    </style:style>
    <style:style style:name="P2" style:family="paragraph" style:parent-style-name="Standard">
      <style:paragraph-properties style:line-height-at-least="0.582cm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rsid="00147699" officeooo:paragraph-rsid="0014769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abb2bf" loext:opacity="100%" style:font-name="Menlo, Monaco, source-code-pro, Ubuntu Mono, DejaVu sans mono, Consolas, monospace" fo:font-size="11.25pt" fo:letter-spacing="normal" fo:font-style="normal" fo:font-weight="normal" fo:background-color="#1e1e1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7699"/>
    </style:style>
    <style:style style:name="P7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fo:background-color="#1e1e1e"/>
    </style:style>
    <style:style style:name="P8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officeooo:rsid="00169c45" officeooo:paragraph-rsid="00169c45" fo:background-color="#1e1e1e"/>
    </style:style>
    <style:style style:name="P9" style:family="paragraph" style:parent-style-name="Standard">
      <style:text-properties fo:font-weight="normal" officeooo:rsid="001a4447" officeooo:paragraph-rsid="001a4447" style:font-weight-asian="normal" style:font-weight-complex="normal"/>
    </style:style>
    <style:style style:name="P10" style:family="paragraph" style:parent-style-name="Standard">
      <style:paragraph-properties style:line-height-at-least="0.582cm"/>
      <style:text-properties style:font-name="Menlo, Monaco, source-code-pro, Ubuntu Mono, DejaVu sans mono, Consolas, monospace" fo:font-size="11.25pt" fo:font-weight="normal"/>
    </style:style>
    <style:style style:name="P11" style:family="paragraph" style:parent-style-name="Standard">
      <style:paragraph-properties style:line-height-at-least="0.582cm"/>
      <style:text-properties fo:color="#7f848e" loext:opacity="100%" style:font-name="Menlo, Monaco, source-code-pro, Ubuntu Mono, DejaVu sans mono, Consolas, monospace" fo:font-size="11.25pt" fo:font-style="italic" fo:font-weight="normal" fo:background-color="#1e1e1e"/>
    </style:style>
    <style:style style:name="P12" style:family="paragraph" style:parent-style-name="Standard">
      <style:paragraph-properties style:line-height-at-least="0.582cm"/>
    </style:style>
    <style:style style:name="P13" style:family="paragraph" style:parent-style-name="Standard">
      <style:text-properties fo:font-weight="bold" officeooo:rsid="001a4447" officeooo:paragraph-rsid="001a4447" style:font-weight-asian="bold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paragraph-rsid="0018499c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abb2bf" loext:opacity="100%" style:font-name="Menlo, Monaco, source-code-pro, Ubuntu Mono, DejaVu sans mono, Consolas, monospace" fo:font-size="11.25pt" fo:letter-spacing="normal" fo:font-style="normal" fo:font-weight="normal" officeooo:paragraph-rsid="0018499c" fo:background-color="#1e1e1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Menlo, Monaco, source-code-pro, Ubuntu Mono, DejaVu sans mono, Consolas, monospace" fo:font-size="11.25pt" fo:font-weight="normal" fo:background-color="#1e1e1e" loext:char-shading-value="0"/>
    </style:style>
    <style:style style:name="T3" style:family="text">
      <style:text-properties fo:color="#abb2bf" loext:opacity="100%" style:font-name="Menlo, Monaco, source-code-pro, Ubuntu Mono, DejaVu sans mono, Consolas, monospace" fo:font-size="11.25pt" fo:font-weight="normal" fo:background-color="#1e1e1e" loext:char-shading-value="0"/>
    </style:style>
    <style:style style:name="T4" style:family="text">
      <style:text-properties fo:color="#abb2bf" loext:opacity="100%" fo:background-color="#1e1e1e" loext:char-shading-value="0"/>
    </style:style>
    <style:style style:name="T5" style:family="text">
      <style:text-properties fo:color="#61afef" loext:opacity="100%"/>
    </style:style>
    <style:style style:name="T6" style:family="text">
      <style:text-properties fo:color="#61afef" loext:opacity="100%" fo:background-color="#1e1e1e" loext:char-shading-value="0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Menlo, Monaco, source-code-pro, Ubuntu Mono, DejaVu sans mono, Consolas, monospace" fo:font-size="11.25pt" fo:font-weight="normal" fo:background-color="#1e1e1e" loext:char-shading-value="0"/>
    </style:style>
    <style:style style:name="T9" style:family="text">
      <style:text-properties fo:color="#9cdcfe" loext:opacity="100%" fo:font-style="italic"/>
    </style:style>
    <style:style style:name="T10" style:family="text">
      <style:text-properties fo:color="#e06c75" loext:opacity="100%"/>
    </style:style>
    <style:style style:name="T11" style:family="text">
      <style:text-properties fo:color="#e06c75" loext:opacity="100%" style:font-name="Menlo, Monaco, source-code-pro, Ubuntu Mono, DejaVu sans mono, Consolas, monospace" fo:font-size="11.25pt" fo:font-weight="normal" fo:background-color="#1e1e1e" loext:char-shading-value="0"/>
    </style:style>
    <style:style style:name="T12" style:family="text">
      <style:text-properties fo:color="#d19a66" loext:opacity="100%"/>
    </style:style>
    <style:style style:name="T13" style:family="text">
      <style:text-properties fo:color="#d19a66" loext:opacity="100%" style:font-name="Menlo, Monaco, source-code-pro, Ubuntu Mono, DejaVu sans mono, Consolas, monospace" fo:font-size="11.25pt" fo:font-weight="normal" fo:background-color="#1e1e1e" loext:char-shading-value="0"/>
    </style:style>
    <style:style style:name="T14" style:family="text">
      <style:text-properties fo:color="#d19a66" loext:opacity="100%" fo:background-color="#1e1e1e" loext:char-shading-value="0"/>
    </style:style>
    <style:style style:name="T15" style:family="text">
      <style:text-properties fo:color="#7f848e" loext:opacity="100%" fo:font-style="italic"/>
    </style:style>
    <style:style style:name="T16" style:family="text">
      <style:text-properties fo:color="#e5c07b" loext:opacity="100%"/>
    </style:style>
    <style:style style:name="T17" style:family="text">
      <style:text-properties fo:color="#e5c07b" loext:opacity="100%" fo:background-color="#1e1e1e" loext:char-shading-value="0"/>
    </style:style>
    <style:style style:name="T18" style:family="text">
      <style:text-properties fo:font-variant="normal" fo:text-transform="none" fo:color="#c678dd" loext:opacity="100%" style:font-name="Menlo, Monaco, source-code-pro, Ubuntu Mono, DejaVu sans mono, Consolas, monospace" fo:font-size="11.25pt" fo:letter-spacing="normal" fo:font-style="normal" fo:font-weight="normal" officeooo:rsid="00147699" fo:background-color="#1e1e1e" loext:char-shading-value="0"/>
    </style:style>
    <style:style style:name="T19" style:family="text">
      <style:text-properties fo:font-variant="normal" fo:text-transform="none" fo:color="#abb2bf" loext:opacity="100%" style:font-name="Menlo, Monaco, source-code-pro, Ubuntu Mono, DejaVu sans mono, Consolas, monospace" fo:font-size="11.25pt" fo:letter-spacing="normal" fo:font-style="normal" fo:font-weight="normal" officeooo:rsid="00147699" fo:background-color="#1e1e1e" loext:char-shading-value="0"/>
    </style:style>
    <style:style style:name="T20" style:family="text">
      <style:text-properties fo:font-variant="normal" fo:text-transform="none" fo:color="#e5c07b" loext:opacity="100%" style:font-name="Menlo, Monaco, source-code-pro, Ubuntu Mono, DejaVu sans mono, Consolas, monospace" fo:font-size="11.25pt" fo:letter-spacing="normal" fo:font-style="normal" fo:font-weight="normal" officeooo:rsid="00147699" fo:background-color="#1e1e1e" loext:char-shading-value="0"/>
    </style:style>
    <style:style style:name="T21" style:family="text">
      <style:text-properties fo:font-variant="normal" fo:text-transform="none" fo:color="#56b6c2" loext:opacity="100%" style:font-name="Menlo, Monaco, source-code-pro, Ubuntu Mono, DejaVu sans mono, Consolas, monospace" fo:font-size="11.25pt" fo:letter-spacing="normal" fo:font-style="normal" fo:font-weight="normal" officeooo:rsid="00147699" fo:background-color="#1e1e1e" loext:char-shading-value="0"/>
    </style:style>
    <style:style style:name="T22" style:family="text">
      <style:text-properties fo:color="#98c379" loext:opacity="100%"/>
    </style:style>
    <style:style style:name="T23" style:family="text">
      <style:text-properties officeooo:rsid="001d78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write function to output fibinocci sequence. use memoization technique</text:p>
      <text:p text:style-name="P3"/>
      <text:p text:style-name="P3"/>
      <text:p text:style-name="P5"><text:span text:style-name="T1">const</text:span> <text:span text:style-name="T5">fib</text:span> <text:span text:style-name="T7">=</text:span> (<text:span text:style-name="T9">n</text:span>, <text:span text:style-name="T9">memo</text:span><text:span text:style-name="T7">=</text:span>{}) <text:span text:style-name="T1">=&gt;</text:span> {</text:p>
      <text:p text:style-name="P1"><text:span text:style-name="T1">if</text:span> (<text:span text:style-name="T10">n</text:span> <text:span text:style-name="T1">in</text:span> <text:span text:style-name="T10">memo</text:span>) <text:span text:style-name="T1">return</text:span> <text:span text:style-name="T10">memo</text:span>[<text:span text:style-name="T10">n</text:span>];</text:p>
      <text:p text:style-name="P1"><text:span text:style-name="T1">if</text:span> (<text:span text:style-name="T10">n</text:span> <text:span text:style-name="T7">&lt;=</text:span> <text:span text:style-name="T12">2</text:span>) <text:span text:style-name="T1">return</text:span> <text:span text:style-name="T12">1</text:span>;</text:p>
      <text:p text:style-name="P1"><text:span text:style-name="T10">memo</text:span>[<text:span text:style-name="T10">n</text:span>] <text:span text:style-name="T7">=</text:span> <text:span text:style-name="T5">fib</text:span>(<text:span text:style-name="T10">n</text:span><text:span text:style-name="T7">-</text:span><text:span text:style-name="T12">1</text:span>,<text:span text:style-name="T10">memo</text:span>) <text:span text:style-name="T7">+</text:span> <text:span text:style-name="T5">fib</text:span>(<text:span text:style-name="T10">n</text:span><text:span text:style-name="T7">-</text:span><text:span text:style-name="T12">2</text:span>, <text:span text:style-name="T10">memo</text:span>) </text:p>
      <text:p text:style-name="P1"><text:span text:style-name="T1">return</text:span> <text:span text:style-name="T10">memo</text:span>[<text:span text:style-name="T10">n</text:span>];</text:p>
      <text:p text:style-name="P1">};</text:p>
      <text:p text:style-name="P10"><text:span text:style-name="T17">console</text:span><text:span text:style-name="T4">.</text:span><text:span text:style-name="T6">log</text:span><text:span text:style-name="T4">(</text:span><text:span text:style-name="T6">fib</text:span><text:span text:style-name="T4">(</text:span><text:span text:style-name="T14">6</text:span><text:span text:style-name="T4">));</text:span></text:p>
      <text:p text:style-name="P3"/>
      <text:p text:style-name="P3"/>
      <text:p text:style-name="P15">implement arrowfunctions on below array of objects.<text:line-break/>const employee=[<text:line-break/>{name:'Thomas Edwin',empid:'E111',salary:10000},<text:line-break/>{name:'Gregory Mathew',empid:'E555',salary:12000},<text:line-break/>{name:'Thomas Edison',empid:'E444',salary:8000},<text:line-break/>{name:'GregoryEdwin',empid:'E222',salary:6000},<text:line-break/>{name:'Isac Newton',empid:'E666',salary:20000},<text:line-break/>{name:'Thomas Gibson',empid:'E333',salary:4000}<text:line-break/>]<text:line-break/>Write function to return all the Objects which contain name as "Edwin"</text:p>
      <text:p text:style-name="P15"/>
      <text:p text:style-name="P16"><text:span text:style-name="T1">const</text:span> <text:span text:style-name="T16">employee</text:span><text:span text:style-name="T7">=</text:span>[</text:p>
      <text:p text:style-name="P1">{<text:span text:style-name="T10">name</text:span>:<text:span text:style-name="T22">'Thomas Edwin'</text:span>,<text:span text:style-name="T10">empid</text:span>:<text:span text:style-name="T22">'E111'</text:span>,<text:span text:style-name="T10">salary</text:span>:<text:span text:style-name="T12">10000</text:span>},</text:p>
      <text:p text:style-name="P1">{<text:span text:style-name="T10">name</text:span>:<text:span text:style-name="T22">'Gregory Mathew'</text:span>,<text:span text:style-name="T10">empid</text:span>:<text:span text:style-name="T22">'E555'</text:span>,<text:span text:style-name="T10">salary</text:span>:<text:span text:style-name="T12">12000</text:span>},</text:p>
      <text:p text:style-name="P1">{<text:span text:style-name="T10">name</text:span>:<text:span text:style-name="T22">'Thomas Edison'</text:span>,<text:span text:style-name="T10">empid</text:span>:<text:span text:style-name="T22">'E444'</text:span>,<text:span text:style-name="T10">salary</text:span>:<text:span text:style-name="T12">8000</text:span>},</text:p>
      <text:p text:style-name="P1">{<text:span text:style-name="T10">name</text:span>:<text:span text:style-name="T22">'GregoryEdwin'</text:span>,<text:span text:style-name="T10">empid</text:span>:<text:span text:style-name="T22">'E222'</text:span>,<text:span text:style-name="T10">salary</text:span>:<text:span text:style-name="T12">6000</text:span>},</text:p>
      <text:p text:style-name="P1">{<text:span text:style-name="T10">name</text:span>:<text:span text:style-name="T22">'Isac Newton'</text:span>,<text:span text:style-name="T10">empid</text:span>:<text:span text:style-name="T22">'E666'</text:span>,<text:span text:style-name="T10">salary</text:span>:<text:span text:style-name="T12">20000</text:span>},</text:p>
      <text:p text:style-name="P1">{<text:span text:style-name="T10">name</text:span>:<text:span text:style-name="T22">'Thomas Gibson'</text:span>,<text:span text:style-name="T10">empid</text:span>:<text:span text:style-name="T22">'E333'</text:span>,<text:span text:style-name="T10">salary</text:span>:<text:span text:style-name="T12">4000</text:span>}</text:p>
      <text:p text:style-name="P1">];</text:p>
      <text:p text:style-name="P1"><text:span text:style-name="T1">const</text:span> <text:span text:style-name="T16">filteredUsers</text:span> <text:span text:style-name="T7">=</text:span> <text:span text:style-name="T10">employee</text:span>.<text:span text:style-name="T5">filter</text:span>(<text:span text:style-name="T9">user</text:span> <text:span text:style-name="T1">=&gt;</text:span> {</text:p>
      <text:p text:style-name="P1"><text:span text:style-name="T1">return</text:span> <text:span text:style-name="T10">user</text:span>.<text:span text:style-name="T10">name</text:span>.<text:span text:style-name="T5">includes</text:span>(<text:span text:style-name="T22">"Edwin"</text:span>);</text:p>
      <text:p text:style-name="P1">});</text:p>
      <text:p text:style-name="P1"><text:span text:style-name="T16">console</text:span>.<text:span text:style-name="T5">log</text:span>(<text:span text:style-name="T10">filteredUsers</text:span>);</text:p>
      <text:p text:style-name="P15"/>
      <text:p text:style-name="P15"><text:line-break/>also write function to return all the employee ids and sum of total salaries.</text:p>
      <text:p text:style-name="P17"/>
      <text:p text:style-name="P1"><text:span text:style-name="T1">const</text:span> <text:span text:style-name="T16">employee</text:span><text:span text:style-name="T7">=</text:span>[</text:p>
      <text:p text:style-name="P1">{<text:span text:style-name="T10">name</text:span>:<text:span text:style-name="T22">'Thomas Edwin'</text:span>,<text:span text:style-name="T10">empid</text:span>:<text:span text:style-name="T22">'E111'</text:span>,<text:span text:style-name="T10">salary</text:span>:<text:span text:style-name="T12">10000</text:span>},</text:p>
      <text:p text:style-name="P1">{<text:span text:style-name="T10">name</text:span>:<text:span text:style-name="T22">'Gregory Mathew'</text:span>,<text:span text:style-name="T10">empid</text:span>:<text:span text:style-name="T22">'E555'</text:span>,<text:span text:style-name="T10">salary</text:span>:<text:span text:style-name="T12">12000</text:span>},</text:p>
      <text:p text:style-name="P1">{<text:span text:style-name="T10">name</text:span>:<text:span text:style-name="T22">'Thomas Edison'</text:span>,<text:span text:style-name="T10">empid</text:span>:<text:span text:style-name="T22">'E444'</text:span>,<text:span text:style-name="T10">salary</text:span>:<text:span text:style-name="T12">8000</text:span>},</text:p>
      <text:p text:style-name="P1">{<text:span text:style-name="T10">name</text:span>:<text:span text:style-name="T22">'GregoryEdwin'</text:span>,<text:span text:style-name="T10">empid</text:span>:<text:span text:style-name="T22">'E222'</text:span>,<text:span text:style-name="T10">salary</text:span>:<text:span text:style-name="T12">6000</text:span>},</text:p>
      <text:p text:style-name="P1">{<text:span text:style-name="T10">name</text:span>:<text:span text:style-name="T22">'Isac Newton'</text:span>,<text:span text:style-name="T10">empid</text:span>:<text:span text:style-name="T22">'E666'</text:span>,<text:span text:style-name="T10">salary</text:span>:<text:span text:style-name="T12">20000</text:span>},</text:p>
      <text:p text:style-name="P1">{<text:span text:style-name="T10">name</text:span>:<text:span text:style-name="T22">'Thomas Gibson'</text:span>,<text:span text:style-name="T10">empid</text:span>:<text:span text:style-name="T22">'E333'</text:span>,<text:span text:style-name="T10">salary</text:span>:<text:span text:style-name="T12">4000</text:span>}</text:p>
      <text:p text:style-name="P1">];</text:p>
      <text:p text:style-name="P1"><text:span text:style-name="T1">const</text:span> <text:span text:style-name="T16">filteredUsers</text:span> <text:span text:style-name="T7">=</text:span> <text:span text:style-name="T10">employee</text:span>.<text:span text:style-name="T5">filter</text:span>(<text:span text:style-name="T9">user</text:span> <text:span text:style-name="T1">=&gt;</text:span> {</text:p>
      <text:p text:style-name="P1"><text:soft-page-break/><text:span text:style-name="T1">return</text:span> <text:span text:style-name="T10">user</text:span>.<text:span text:style-name="T10">empid</text:span>.<text:span text:style-name="T5">includes</text:span>(<text:span text:style-name="T22">''</text:span>);</text:p>
      <text:p text:style-name="P1">});</text:p>
      <text:p text:style-name="P1"><text:span text:style-name="T16">console</text:span>.<text:span text:style-name="T5">log</text:span>(<text:span text:style-name="T10">filteredUsers</text:span>);</text:p>
      <text:p text:style-name="Standard"/>
      <text:p text:style-name="P13">All <text:span text:style-name="T23">questions </text:span>in one <text:span text:style-name="T23">function</text:span></text:p>
      <text:p text:style-name="P9"/>
      <text:p text:style-name="P1"><text:span text:style-name="T1">const</text:span> <text:span text:style-name="T16">employee</text:span><text:span text:style-name="T7">=</text:span>[</text:p>
      <text:p text:style-name="P1"><text:span text:style-name="T1">const</text:span> <text:span text:style-name="T16">employee</text:span><text:span text:style-name="T7">=</text:span>[</text:p>
      <text:p text:style-name="P1">{<text:span text:style-name="T10">name</text:span>:<text:span text:style-name="T22">'Thomas Edwin'</text:span>,<text:span text:style-name="T10">empid</text:span>:<text:span text:style-name="T22">'E111'</text:span>,<text:span text:style-name="T10">salary</text:span>:<text:span text:style-name="T12">10000</text:span>},</text:p>
      <text:p text:style-name="P1">{<text:span text:style-name="T10">name</text:span>:<text:span text:style-name="T22">'Gregory Mathew'</text:span>,<text:span text:style-name="T10">empid</text:span>:<text:span text:style-name="T22">'E555'</text:span>,<text:span text:style-name="T10">salary</text:span>:<text:span text:style-name="T12">12000</text:span>},</text:p>
      <text:p text:style-name="P1">{<text:span text:style-name="T10">name</text:span>:<text:span text:style-name="T22">'Thomas Edison'</text:span>,<text:span text:style-name="T10">empid</text:span>:<text:span text:style-name="T22">'E444'</text:span>,<text:span text:style-name="T10">salary</text:span>:<text:span text:style-name="T12">8000</text:span>},</text:p>
      <text:p text:style-name="P1">{<text:span text:style-name="T10">name</text:span>:<text:span text:style-name="T22">'GregoryEdwin'</text:span>,<text:span text:style-name="T10">empid</text:span>:<text:span text:style-name="T22">'E222'</text:span>,<text:span text:style-name="T10">salary</text:span>:<text:span text:style-name="T12">6000</text:span>},</text:p>
      <text:p text:style-name="P1">{<text:span text:style-name="T10">name</text:span>:<text:span text:style-name="T22">'Isac Newton'</text:span>,<text:span text:style-name="T10">empid</text:span>:<text:span text:style-name="T22">'E666'</text:span>,<text:span text:style-name="T10">salary</text:span>:<text:span text:style-name="T12">20000</text:span>},</text:p>
      <text:p text:style-name="P1">{<text:span text:style-name="T10">name</text:span>:<text:span text:style-name="T22">'Thomas Gibson'</text:span>,<text:span text:style-name="T10">empid</text:span>:<text:span text:style-name="T22">'E333'</text:span>,<text:span text:style-name="T10">salary</text:span>:<text:span text:style-name="T12">4000</text:span>}</text:p>
      <text:p text:style-name="P1">];</text:p>
      <text:p text:style-name="P2"/>
      <text:p text:style-name="P1"><text:span text:style-name="T1">const</text:span> <text:span text:style-name="T16">filteredUsers</text:span> <text:span text:style-name="T7">=</text:span> <text:span text:style-name="T10">employee</text:span>.<text:span text:style-name="T5">filter</text:span>(<text:span text:style-name="T9">user</text:span> <text:span text:style-name="T1">=&gt;</text:span> {</text:p>
      <text:p text:style-name="P1"><text:span text:style-name="T1">let</text:span> <text:span text:style-name="T10">ids</text:span> <text:span text:style-name="T7">=</text:span><text:span text:style-name="T10">user</text:span>.<text:span text:style-name="T10">empid</text:span>.<text:span text:style-name="T5">includes</text:span>(<text:span text:style-name="T22">""</text:span>);</text:p>
      <text:p text:style-name="P1"><text:span text:style-name="T1">return</text:span> <text:span text:style-name="T10">user</text:span>.<text:span text:style-name="T10">name</text:span>.<text:span text:style-name="T5">includes</text:span>(<text:span text:style-name="T22">"Edwin"</text:span>) <text:span text:style-name="T7">+</text:span> <text:span text:style-name="T10">ids</text:span>;</text:p>
      <text:p text:style-name="P1">});</text:p>
      <text:p text:style-name="P1"><text:span text:style-name="T16">console</text:span>.<text:span text:style-name="T5">log</text:span>(<text:span text:style-name="T10">filteredUsers</text:span>);</text:p>
      <text:p text:style-name="P1"><text:span text:style-name="T16">console</text:span>.<text:span text:style-name="T5">log</text:span>(<text:span text:style-name="T10">employee</text:span>.<text:span text:style-name="T5">map</text:span>(<text:span text:style-name="T9">item</text:span> <text:span text:style-name="T1">=&gt;</text:span> <text:span text:style-name="T10">item</text:span>.<text:span text:style-name="T10">salary</text:span>).<text:span text:style-name="T5">reduce</text:span>((<text:span text:style-name="T9">prev</text:span>, <text:span text:style-name="T9">next</text:span>) <text:span text:style-name="T1">=&gt;</text:span> <text:span text:style-name="T10">prev</text:span> <text:span text:style-name="T7">+</text:span> <text:span text:style-name="T10">next</text:span>))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3:47:23.995500727</meta:creation-date>
    <dc:date>2021-11-08T10:59:07.603340641</dc:date>
    <meta:editing-duration>PT8H36M58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2" meta:paragraph-count="50" meta:word-count="177" meta:character-count="2154" meta:non-whitespace-character-count="2025"/>
  </office:meta>
</office:document-meta>
</file>